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41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41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56196"/>
          <table:table-cell office:value-type="float" office:value="0.1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147.0"/>
          <table:table-cell office:value-type="float" office:value="17048.0"/>
          <table:table-cell office:value-type="float" office:value="64030.0"/>
          <table:table-cell office:value-type="float" office:value="12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355"/>
          <table:table-cell office:value-type="float" office:value="0.1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1522.0"/>
          <table:table-cell office:value-type="float" office:value="17048.0"/>
          <table:table-cell office:value-type="float" office:value="64030.0"/>
          <table:table-cell office:value-type="float" office:value="125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64161"/>
          <table:table-cell office:value-type="float" office:value="0.1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05.0"/>
          <table:table-cell office:value-type="float" office:value="17048.0"/>
          <table:table-cell office:value-type="float" office:value="64030.0"/>
          <table:table-cell office:value-type="float" office:value="125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58964"/>
          <table:table-cell office:value-type="float" office:value="0.1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00.0"/>
          <table:table-cell office:value-type="float" office:value="17048.0"/>
          <table:table-cell office:value-type="float" office:value="64030.0"/>
          <table:table-cell office:value-type="float" office:value="125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58276"/>
          <table:table-cell office:value-type="float" office:value="0.1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131.0"/>
          <table:table-cell office:value-type="float" office:value="17048.0"/>
          <table:table-cell office:value-type="float" office:value="64030.0"/>
          <table:table-cell office:value-type="float" office:value="12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